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osevka" svg:font-family="Iosevka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2e563" officeooo:paragraph-rsid="0002e563"/>
    </style:style>
    <style:style style:name="P2" style:family="paragraph" style:parent-style-name="Text_20_body">
      <style:text-properties officeooo:rsid="00056269" officeooo:paragraph-rsid="00056269"/>
    </style:style>
    <style:style style:name="P3" style:family="paragraph" style:parent-style-name="Text_20_body">
      <style:text-properties officeooo:rsid="0006244b" officeooo:paragraph-rsid="0006244b"/>
    </style:style>
    <style:style style:name="P4" style:family="paragraph" style:parent-style-name="Title">
      <style:text-properties officeooo:rsid="0002e563" officeooo:paragraph-rsid="0002e563"/>
    </style:style>
    <style:style style:name="P5" style:family="paragraph" style:parent-style-name="Heading_20_1">
      <style:text-properties officeooo:rsid="0002e563" officeooo:paragraph-rsid="0002e563"/>
    </style:style>
    <style:style style:name="P6" style:family="paragraph" style:parent-style-name="Heading_20_1">
      <style:text-properties officeooo:rsid="0008268c" officeooo:paragraph-rsid="0008268c"/>
    </style:style>
    <style:style style:name="P7" style:family="paragraph" style:parent-style-name="Heading_20_2">
      <style:text-properties officeooo:rsid="00056269" officeooo:paragraph-rsid="00056269"/>
    </style:style>
    <style:style style:name="P8" style:family="paragraph" style:parent-style-name="Heading_20_2">
      <style:text-properties officeooo:rsid="000a547c" officeooo:paragraph-rsid="000a547c"/>
    </style:style>
    <style:style style:name="P9" style:family="paragraph" style:parent-style-name="Heading_20_2">
      <style:text-properties officeooo:rsid="000d80fc" officeooo:paragraph-rsid="000d80fc"/>
    </style:style>
    <style:style style:name="P10" style:family="paragraph" style:parent-style-name="Heading_20_3">
      <style:text-properties officeooo:rsid="00056269" officeooo:paragraph-rsid="00056269"/>
    </style:style>
    <style:style style:name="P11" style:family="paragraph" style:parent-style-name="Heading_20_3">
      <style:text-properties officeooo:rsid="0006244b" officeooo:paragraph-rsid="0006244b"/>
    </style:style>
    <style:style style:name="P12" style:family="paragraph" style:parent-style-name="Subtitle">
      <style:text-properties officeooo:rsid="0002e563" officeooo:paragraph-rsid="0002e563"/>
    </style:style>
    <style:style style:name="P13" style:family="paragraph" style:parent-style-name="Text_20_body" style:list-style-name="L1">
      <style:text-properties officeooo:rsid="00032c05" officeooo:paragraph-rsid="00032c05"/>
    </style:style>
    <style:style style:name="P14" style:family="paragraph" style:parent-style-name="Text_20_body" style:list-style-name="L1">
      <style:text-properties officeooo:rsid="0003a967" officeooo:paragraph-rsid="0003a967"/>
    </style:style>
    <style:style style:name="P15" style:family="paragraph" style:parent-style-name="Text_20_body" style:list-style-name="L1">
      <style:text-properties fo:font-style="normal" officeooo:rsid="0003a967" officeooo:paragraph-rsid="0003a967" style:font-style-asian="normal" style:font-style-complex="normal"/>
    </style:style>
    <style:style style:name="P16" style:family="paragraph" style:parent-style-name="Text_20_body">
      <style:text-properties officeooo:rsid="0008268c" officeooo:paragraph-rsid="0008268c"/>
    </style:style>
    <style:style style:name="P17" style:family="paragraph" style:parent-style-name="Text_20_body">
      <style:text-properties officeooo:rsid="0008268c" officeooo:paragraph-rsid="000862a8"/>
    </style:style>
    <style:style style:name="P18" style:family="paragraph" style:parent-style-name="Text_20_body">
      <style:text-properties officeooo:rsid="000862a8" officeooo:paragraph-rsid="000862a8"/>
    </style:style>
    <style:style style:name="P19" style:family="paragraph" style:parent-style-name="Text_20_body">
      <style:text-properties officeooo:paragraph-rsid="000a547c"/>
    </style:style>
    <style:style style:name="P20" style:family="paragraph" style:parent-style-name="Text_20_body">
      <style:text-properties officeooo:rsid="00056269" officeooo:paragraph-rsid="000bee7d"/>
    </style:style>
    <style:style style:name="P21" style:family="paragraph" style:parent-style-name="Text_20_body">
      <style:text-properties officeooo:rsid="000bee7d" officeooo:paragraph-rsid="000bee7d"/>
    </style:style>
    <style:style style:name="P22" style:family="paragraph" style:parent-style-name="Text_20_body">
      <style:text-properties officeooo:rsid="000d503c" officeooo:paragraph-rsid="000d503c"/>
    </style:style>
    <style:style style:name="P23" style:family="paragraph" style:parent-style-name="Text_20_body">
      <style:text-properties officeooo:rsid="000d80fc" officeooo:paragraph-rsid="000d503c"/>
    </style:style>
    <style:style style:name="P24" style:family="paragraph" style:parent-style-name="Text_20_body">
      <style:text-properties officeooo:rsid="000d80fc" officeooo:paragraph-rsid="000d80fc"/>
    </style:style>
    <style:style style:name="P25" style:family="paragraph" style:parent-style-name="Text_20_body">
      <style:text-properties officeooo:rsid="000e9184" officeooo:paragraph-rsid="000e9184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solid" draw:fill-color="#fbf1c7"/>
      <style:paragraph-properties style:writing-mode="lr-tb"/>
      <style:text-properties style:font-name="Iosevk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ee7d" style:font-style-asian="italic" style:font-style-complex="italic"/>
    </style:style>
    <style:style style:name="T3" style:family="text">
      <style:text-properties fo:font-style="italic" officeooo:rsid="000d80fc" style:font-style-asian="italic" style:font-style-complex="italic"/>
    </style:style>
    <style:style style:name="T4" style:family="text">
      <style:text-properties fo:font-style="italic" style:text-underline-style="none" officeooo:rsid="000bee7d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e9184" style:font-style-asian="normal" style:font-style-complex="normal"/>
    </style:style>
    <style:style style:name="T7" style:family="text">
      <style:text-properties officeooo:rsid="0006244b"/>
    </style:style>
    <style:style style:name="T8" style:family="text">
      <style:text-properties officeooo:rsid="000a547c"/>
    </style:style>
    <style:style style:name="T9" style:family="text">
      <style:text-properties fo:font-weight="bold" officeooo:rsid="000a547c" style:font-weight-asian="bold" style:font-weight-complex="bold"/>
    </style:style>
    <style:style style:name="T10" style:family="text">
      <style:text-properties fo:font-weight="normal" officeooo:rsid="000a547c" style:font-weight-asian="normal" style:font-weight-complex="normal"/>
    </style:style>
    <style:style style:name="T11" style:family="text">
      <style:text-properties officeooo:rsid="000bee7d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color="#9d0006" style:font-name="Iosevka" fo:language="zxx" fo:country="none" fo:font-style="normal" fo:font-weight="normal"/>
    </style:style>
    <style:style style:name="T15" style:family="text">
      <style:text-properties fo:color="#000000" style:font-name="Iosevka" fo:language="zxx" fo:country="none" fo:font-style="normal" fo:font-weight="normal"/>
    </style:style>
    <style:style style:name="T16" style:family="text">
      <style:text-properties fo:color="#427b58" style:font-name="Iosevka" fo:language="zxx" fo:country="none" fo:font-style="normal" fo:font-weight="normal"/>
    </style:style>
    <style:style style:name="T17" style:family="text">
      <style:text-properties fo:color="#8f3f71" style:font-name="Iosevka" fo:font-size="12pt" fo:language="zxx" fo:country="none" fo:font-style="normal" fo:font-weight="normal"/>
    </style:style>
    <style:style style:name="T18" style:family="text">
      <style:text-properties fo:color="#000000" style:font-name="Iosevka" fo:font-size="12pt" fo:language="zxx" fo:country="none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8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fbf1c7" fo:min-height="1.1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bf1c7" fo:min-height="0.8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solid" draw:fill-color="#fbf1c7" fo:min-height="0.6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C0323 - EP3</text:p>
      <text:p text:style-name="P12">Pedro Lucas Resende Siqueira Campos 12674130</text:p>
      <text:h text:style-name="P6" text:outline-level="1">Introdução</text:h>
      <text:p text:style-name="P16">Este EP tem como objetivo estudar a representação e a manipulação de grafos no computador, assim como testar algumas propriedades interessantes de grafos gerados por certos métodos. Para isso, foi desenvolvido as seguintes bibliotecas e códigos:</text:p>
      <text:h text:style-name="P6" text:outline-level="1"><draw:frame text:anchor-type="paragraph" draw:z-index="3" draw:name="Forma1_1" draw:style-name="gr2" draw:text-style-name="P27" svg:width="3.615in" svg:height="1.1551in" svg:x="1.5598in" svg:y="0.2126in"><draw:text-box><text:p><text:span text:style-name="T17">1</text:span><text:span text:style-name="T18"> <text:s/></text:span><text:span text:style-name="T15">Grafo.h</text:span></text:p><text:p><text:span text:style-name="T17">2</text:span><text:span text:style-name="T18"> <text:s/></text:span><text:span text:style-name="T15">testaComponenteGig.cpp</text:span></text:p><text:p><text:span text:style-name="T17">3</text:span><text:span text:style-name="T18"> <text:s/></text:span><text:span text:style-name="T15">testa6Graus.cpp</text:span></text:p><text:p><text:span text:style-name="T17">4</text:span><text:span text:style-name="T18"> <text:s/></text:span><text:span text:style-name="T15">arestasAleatorias.cpp</text:span></text:p><text:p><text:span text:style-name="T17">5</text:span><text:span text:style-name="T18"> <text:s/></text:span><text:span text:style-name="T15">palavrasEncostadas.cpp</text:span></text:p></draw:text-box></draw:frame></text:h>
      <text:h text:style-name="P6" text:outline-level="1"/>
      <text:h text:style-name="P6" text:outline-level="1"/>
      <text:h text:style-name="P6" text:outline-level="1">Classe Grafo.h</text:h>
      <text:p text:style-name="P17">A biblioteca implementa a classe Grafo</text:p>
      <text:h text:style-name="Heading_20_2" text:outline-level="2">Atributos</text:h>
      <text:p text:style-name="P18"><draw:frame text:anchor-type="paragraph" draw:z-index="4" draw:name="Forma1_2" draw:style-name="gr2" draw:text-style-name="P27" svg:width="3.615in" svg:height="1.2512in" svg:x="1.5598in" svg:y="0.0346in"><draw:text-box><text:p><text:span text:style-name="T14">private</text:span><text:span text:style-name="T15">:</text:span></text:p><text:p><text:span text:style-name="T15"><text:tab/></text:span><text:span text:style-name="T14">int</text:span><text:span text:style-name="T15"> V, E;</text:span></text:p><text:p><text:span text:style-name="T14">public</text:span><text:span text:style-name="T15">:</text:span></text:p><text:p><text:span text:style-name="T15"><text:tab/></text:span><text:span text:style-name="T15">Ts dict;</text:span></text:p><text:p><text:span text:style-name="T15"><text:tab/></text:span><text:span text:style-name="T15">string nomes[V];</text:span></text:p><text:p><text:span text:style-name="T15"><text:tab/></text:span><text:span text:style-name="T15">Bag adj[V];</text:span></text:p></draw:text-box></draw:frame></text:p>
      <text:p text:style-name="P18"/>
      <text:p text:style-name="P18"/>
      <text:p text:style-name="P18"/>
      <text:p text:style-name="P18"/>
      <text:p text:style-name="P18">Além dos atributos esperados (<text:span text:style-name="T1">V</text:span>,<text:span text:style-name="T1">E</text:span>,<text:span text:style-name="T1">adj</text:span>), foram necessários um dicionário e um vetor de strings para fazer o mapeamento de inteiros para strings e vice-versa, a fim de conseguir ler uma entrada formada por vértices nomeados arbitrariamente.</text:p>
      <text:h text:style-name="P8" text:outline-level="2">Métodos</text:h>
      <text:p text:style-name="P19"><draw:frame text:anchor-type="paragraph" draw:z-index="5" draw:name="Forma1_3" draw:style-name="gr2" draw:text-style-name="P27" svg:width="3.615in" svg:height="1.876in" svg:x="1.5598in" svg:y="0.0398in"><draw:text-box><text:p><text:span text:style-name="T14">private</text:span><text:span text:style-name="T15">:</text:span></text:p><text:p><text:span text:style-name="T15"><text:tab/></text:span><text:span text:style-name="T14">void</text:span><text:span text:style-name="T15"> calc_dist(</text:span><text:span text:style-name="T14">int</text:span><text:span text:style-name="T15">,</text:span><text:span text:style-name="T14">int</text:span><text:span text:style-name="T15"> **);</text:span></text:p><text:p><text:span text:style-name="T14">public</text:span><text:span text:style-name="T15">:</text:span></text:p><text:p><text:span text:style-name="T15"><text:tab/></text:span><text:span text:style-name="T15"><text:tab/></text:span><text:span text:style-name="T14">void</text:span><text:span text:style-name="T15"> le();</text:span></text:p><text:p><text:span text:style-name="T15"><text:tab/></text:span><text:span text:style-name="T14">int</text:span><text:span text:style-name="T15"> </text:span><text:span text:style-name="T16">vertices</text:span><text:span text:style-name="T15">();</text:span></text:p><text:p><text:span text:style-name="T15"><text:tab/></text:span><text:span text:style-name="T14">int</text:span><text:span text:style-name="T15"> </text:span><text:span text:style-name="T16">edges</text:span><text:span text:style-name="T15">();</text:span></text:p><text:p><text:span text:style-name="T15"><text:tab/></text:span><text:span text:style-name="T14">void</text:span><text:span text:style-name="T15"> </text:span><text:span text:style-name="T16">limpa</text:span><text:span text:style-name="T15">();</text:span></text:p><text:p><text:span text:style-name="T15"><text:tab/></text:span><text:span text:style-name="T14">void</text:span><text:span text:style-name="T15"> </text:span><text:span text:style-name="T16">distancias</text:span><text:span text:style-name="T15">(string,</text:span><text:span text:style-name="T14">int</text:span><text:span text:style-name="T15"> **);</text:span></text:p><text:p><text:span text:style-name="T15"><text:tab/></text:span><text:span text:style-name="T14">void</text:span><text:span text:style-name="T15"> </text:span><text:span text:style-name="T16">componentes</text:span><text:span text:style-name="T15">(</text:span><text:span text:style-name="T14">int</text:span><text:span text:style-name="T15"> *,</text:span><text:span text:style-name="T14">int</text:span><text:span text:style-name="T15"> **);</text:span></text:p></draw:text-box></draw:frame></text:p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8">Os métodos implementados objetivam cumprir as funcionalidades das </text:span><text:span text:style-name="T9">Tarefas básicas a serem implementadas</text:span><text:span text:style-name="T10">, seus detalhamentos serão vistos a seguir.</text:span></text:p>
      <text:h text:style-name="P5" text:outline-level="1">Tarefas básicas</text:h>
      <text:p text:style-name="P1">Para representar grafos, manipular e testar propriedades, foram implementados os métodos:</text:p>
      <text:p text:style-name="P1"/>
      <text:p text:style-name="P1"><draw:frame text:anchor-type="paragraph" draw:z-index="0" draw:name="Forma1" draw:style-name="gr5" draw:text-style-name="P27" svg:width="3.615in" svg:height="0.6976in" svg:x="1.5283in" svg:y="0.0535in"><draw:text-box><text:p><text:span text:style-name="T17">1</text:span><text:span text:style-name="T18"> <text:s/></text:span><text:span text:style-name="T14">void</text:span><text:span text:style-name="T15"> le()</text:span></text:p><text:p><text:span text:style-name="T17">2</text:span><text:span text:style-name="T18"> <text:s/></text:span><text:span text:style-name="T14">void</text:span><text:span text:style-name="T15"> distancias(string u, </text:span><text:span text:style-name="T14">int</text:span><text:span text:style-name="T15"> **dist)</text:span></text:p><text:p><text:span text:style-name="T17">3</text:span><text:span text:style-name="T18"> <text:s/></text:span><text:span text:style-name="T14">void</text:span><text:span text:style-name="T15"> componentes(</text:span><text:span text:style-name="T14">int</text:span><text:span text:style-name="T15"> *n, </text:span><text:span text:style-name="T14">int</text:span><text:span text:style-name="T15"> **comp)</text:span></text:p></draw:text-box></draw:frame></text:p>
      <text:p text:style-name="P1"/>
      <text:p text:style-name="P1"/>
      <text:p text:style-name="P1"/>
      <text:list xml:id="list3852581375" text:style-name="L1">
        <text:list-item>
          <text:p text:style-name="P13">Lê da entrada padrão um texto com o formato especificado no enunciado, para representar o grafo dado.</text:p>
        </text:list-item>
        <text:list-item>
          <text:p text:style-name="P14">Dado um vértice <text:span text:style-name="T1">u</text:span>, calcula a distância de <text:span text:style-name="T1">u</text:span><text:span text:style-name="T5"> até todos os vértices de </text:span><text:span text:style-name="T1">G.</text:span></text:p>
        </text:list-item>
        <text:list-item>
          <text:p text:style-name="P15">Dado um grafo <text:span text:style-name="T1">G</text:span> determina o número de componentes conexas e o tamanho de cada componente.</text:p>
        </text:list-item>
      </text:list>
      <text:p text:style-name="P1"/>
      <text:h text:style-name="P7" text:outline-level="2">Detalhes das implementações</text:h>
      <text:h text:style-name="P10" text:outline-level="3">1. leitura</text:h>
      <text:p text:style-name="P2">Foi considerada a entrada:</text:p>
      <text:p text:style-name="P2"><draw:frame text:anchor-type="paragraph" draw:z-index="1" draw:name="Forma2" draw:style-name="gr4" draw:text-style-name="P26" svg:width="3.6043in" svg:height="0.8343in" svg:x="1.539in" svg:y="0.1425in"><draw:text-box><text:p/></draw:text-box></draw:frame><draw:frame text:anchor-type="paragraph" draw:z-index="2" draw:name="Forma1_0" draw:style-name="gr3" draw:text-style-name="P27" svg:width="3.615in" svg:height="0.8343in" svg:x="1.5283in" svg:y="0.1425in"><draw:text-box><text:p><text:span text:style-name="T17">1</text:span><text:span text:style-name="T18"> <text:s/></text:span><text:span text:style-name="T15">V E</text:span></text:p><text:p><text:span text:style-name="T17">2</text:span><text:span text:style-name="T18"> <text:s/></text:span><text:span text:style-name="T15">u1 v1</text:span></text:p><text:p><text:span text:style-name="T17">3</text:span><text:span text:style-name="T18"> <text:s/></text:span><text:span text:style-name="T15">...</text:span></text:p><text:p><text:span text:style-name="T17">4</text:span><text:span text:style-name="T18"> <text:s/></text:span><text:span text:style-name="T15">uE vE</text:span></text:p></draw:text-box></draw:frame></text:p>
      <text:p text:style-name="P1"/>
      <text:p text:style-name="P1"/>
      <text:p text:style-name="P1"/>
      <text:p text:style-name="P1"/>
      <text:p text:style-name="P2">onde <text:span text:style-name="T1">u</text:span>’s e <text:span text:style-name="T1">v</text:span>’s são strings não vazias.</text:p>
      <text:p text:style-name="P20">Para fazer um grafo com palavras quaisquer (strings), foi utilizado uma Tabela de Símbolos <text:span text:style-name="T7">(TS)</text:span>. Desse modo, quando recebemos um novo vértice <text:span text:style-name="T2">w</text:span>, o associamos a um número natural<text:span text:style-name="T1"> </text:span><text:span text:style-name="T2">i</text:span><text:span text:style-name="T1"> </text:span>com a operação <text:span text:style-name="T1">TS.add(w,i)</text:span>. Para saber, o índice desse vértice posteriormente, checamos <text:span text:style-name="T1">TS.value(w)</text:span>, que retornará <text:span text:style-name="T2">i</text:span>.</text:p>
      <text:p text:style-name="P21">Assim, guardamos <text:span text:style-name="T1">V</text:span><text:span text:style-name="T5"> e </text:span><text:span text:style-name="T1">E</text:span><text:span text:style-name="T5"> no Grafo, e pra cada aresta </text:span><text:span text:style-name="T1">u-v</text:span><text:span text:style-name="T5"> dada, fazemos </text:span><text:span text:style-name="T1">Bag adj[u] </text:span><text:span text:style-name="T5">← </text:span><text:span text:style-name="T1">v</text:span><text:span text:style-name="T5"> e </text:span><text:span text:style-name="T1">Bag adj[v] </text:span><text:span text:style-name="T5">← </text:span><text:span text:style-name="T1">u</text:span><text:span text:style-name="T5">.</text:span></text:p>
      <text:h text:style-name="P11" text:outline-level="3"><text:soft-page-break/>2. distancias</text:h>
      <text:p text:style-name="P3">O usuário deverá enviar como parâmetro a string<text:span text:style-name="T1"> </text:span><text:span text:style-name="T2">u</text:span><text:span text:style-name="T1"> </text:span>que representa o vértice para distâncias a<text:span text:style-name="T1"> </text:span><text:span text:style-name="T2">u</text:span><text:span text:style-name="T1"> </text:span>de todos os vértices serem calculados, e um apontador para um vetor de inteiros de tamanho <text:span text:style-name="T4">V</text:span>, <text:span text:style-name="T11">onde serão guardadas as distâncias</text:span>.</text:p>
      <text:p text:style-name="P22">Um pseudocódigo para esta função é:</text:p>
      <text:p text:style-name="P22"><draw:frame text:anchor-type="paragraph" draw:z-index="6" draw:name="Forma3" draw:style-name="gr1" draw:text-style-name="P26" svg:width="4.8858in" svg:height="1.5343in" svg:x="0.9839in" svg:y="0.0811in"><draw:text-box><text:p>Se <text:span text:style-name="T1">u </text:span><text:span text:style-name="T5">não está associado a nenhum índice:</text:span></text:p><text:p><text:span text:style-name="T5"><text:tab/></text:span><text:span text:style-name="T5">Se já conhecemos </text:span><text:span text:style-name="T1">V</text:span><text:span text:style-name="T5"> vértices:</text:span></text:p><text:p><text:span text:style-name="T5"><text:tab/></text:span><text:span text:style-name="T5"><text:tab/></text:span><text:span text:style-name="T5"><text:tab/></text:span><text:span text:style-name="T5">guarda vetor [-1..-1] das distâncias</text:span></text:p><text:p><text:span text:style-name="T5"><text:tab/></text:span><text:span text:style-name="T5"><text:tab/></text:span><text:span text:style-name="T5"><text:tab/></text:span><text:span text:style-name="T5">retorna</text:span></text:p><text:p><text:span text:style-name="T5"><text:tab/></text:span><text:span text:style-name="T5">C.c.:</text:span></text:p><text:p><text:span text:style-name="T5"><text:tab/></text:span><text:span text:style-name="T5"><text:tab/></text:span><text:span text:style-name="T5"><text:tab/></text:span><text:span text:style-name="T5">associa </text:span><text:span text:style-name="T1">u </text:span><text:span text:style-name="T5">a um novo índice</text:span></text:p><text:p><text:span text:style-name="T5">Guarda vetor de distâncias a </text:span><text:span text:style-name="T1">u </text:span><text:span text:style-name="T12">por uma busca em largura em </text:span><text:span text:style-name="T13">u</text:span></text:p><text:p><text:span text:style-name="T12">Retorna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>E uma busca em largura num vértice<text:span text:style-name="T1"> </text:span><text:span text:style-name="T3">u</text:span><text:span text:style-name="T1"> </text:span>tem forma:</text:p>
      <text:p text:style-name="P22"><draw:frame text:anchor-type="paragraph" draw:z-index="7" draw:name="Forma3_0" draw:style-name="gr1" draw:text-style-name="P26" svg:width="4.8858in" svg:height="1.5343in" svg:x="0.9839in" svg:y="0.1307in"><draw:text-box><text:p><text:span text:style-name="T12">Guarda u em fila</text:span></text:p><text:p><text:span text:style-name="T12">(</text:span><text:span text:style-name="T13">dist[u]</text:span><text:span text:style-name="T12"> recebe 0)</text:span></text:p><text:p><text:span text:style-name="T12">Até a fila esvaziar:</text:span></text:p><text:p><text:span text:style-name="T12"><text:tab/></text:span><text:span text:style-name="T13">v </text:span><text:span text:style-name="T12">recebe frente </text:span><text:span text:style-name="T12">da fila</text:span></text:p><text:p><text:span text:style-name="T12"><text:tab/></text:span><text:span text:style-name="T12">remove frente da fila</text:span></text:p><text:p><text:span text:style-name="T12"><text:tab/></text:span><text:span text:style-name="T12">para cada </text:span><text:span text:style-name="T13">w </text:span><text:span text:style-name="T12">não visitado </text:span><text:span text:style-name="T12">adjacente a </text:span><text:span text:style-name="T13">v:</text:span></text:p><text:p><text:span text:style-name="T13"><text:tab/></text:span><text:span text:style-name="T13"><text:tab/></text:span><text:span text:style-name="T13"><text:tab/></text:span><text:span text:style-name="T12">guarda </text:span><text:span text:style-name="T13">w</text:span><text:span text:style-name="T12"> em fila</text:span></text:p><text:p><text:span text:style-name="T12"><text:tab/></text:span><text:span text:style-name="T12"><text:tab/></text:span><text:span text:style-name="T12"><text:tab/></text:span><text:span text:style-name="T12">(</text:span><text:span text:style-name="T13">dist[w] </text:span><text:span text:style-name="T12">recebe </text:span><text:span text:style-name="T13">dist[v]</text:span><text:span text:style-name="T12">+1)</text:span></text:p></draw:text-box></draw:frame></text:p>
      <text:p text:style-name="P22"/>
      <text:p text:style-name="P22"/>
      <text:p text:style-name="P22"/>
      <text:p text:style-name="P23"/>
      <text:p text:style-name="Text_20_body"/>
      <text:p text:style-name="P25">As linhas entre parênteses não são necessárias em uma busca em largura, e explicitam o cálculo da distância através das visitas entre vértices adjacentes.</text:p>
      <text:h text:style-name="P9" text:outline-level="2">3. componentes</text:h>
      <text:p text:style-name="P24">Os parâmetros são um ponteiro para inteiro, onde será guardado o número de componentes, e um ponteiro para um vetor de tamanho <text:span text:style-name="T1">V</text:span><text:span text:style-name="T5">, onde será guardados os tamanhos de cada componente.</text:span></text:p>
      <text:p text:style-name="P24"><text:span text:style-name="T5">Essa função realiza um busca em largura em cada vértice ainda não visitado do Grafo. </text:span><text:span text:style-name="T6">Ca</text:span><text:span text:style-name="T5">da busca em largura diferente é uma nova componente, e o número de vértices numa componente é o número de vértices visitados através da busca em largura.</text:span></text:p>
      <text:p text:style-name="P25"><draw:frame text:anchor-type="paragraph" draw:z-index="8" draw:name="Forma3_1" draw:style-name="gr1" draw:text-style-name="P26" svg:width="4.8858in" svg:height="1.5343in" svg:x="0.9839in" svg:y="0.5161in"><draw:text-box><text:p><text:span text:style-name="T12">Para cada vértice </text:span><text:span text:style-name="T13">u </text:span><text:span text:style-name="T12">não visitado do Grafo:</text:span></text:p><text:p><text:span text:style-name="T12"><text:tab/></text:span><text:span text:style-name="T13">comp[#comp]</text:span><text:span text:style-name="T12"> incrementa</text:span></text:p><text:p><text:span text:style-name="T12"><text:tab/></text:span><text:span text:style-name="T12">busca em largura em </text:span><text:span text:style-name="T13">u</text:span></text:p><text:p><text:span text:style-name="T13"><text:tab/></text:span><text:span text:style-name="T12">para cada vértice da busca em largura:</text:span></text:p><text:p><text:span text:style-name="T12"><text:tab/></text:span><text:span text:style-name="T12"><text:tab/></text:span><text:span text:style-name="T12"><text:tab/></text:span><text:span text:style-name="T13">comp[#comp] </text:span><text:span text:style-name="T12">incrementa</text:span></text:p><text:p><text:span text:style-name="T12"><text:tab/></text:span><text:span text:style-name="T13">#comp</text:span><text:span text:style-name="T12"> incrementa</text:span></text:p><text:p><text:span text:style-name="T12">Guarda </text:span><text:span text:style-name="T13">#comp e comp[]</text:span></text:p><text:p><text:span text:style-name="T12">Retorna</text:span></text:p></draw:text-box></draw:frame><text:span text:style-name="T5">Em pseudocógido fica:</text:span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><text:soft-page-break/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osevka" svg:font-family="Iosevka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4:32:09.214193098</meta:creation-date>
    <dc:date>2022-06-16T16:44:33.467102979</dc:date>
    <meta:editing-duration>PT2H5M5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4" meta:paragraph-count="30" meta:word-count="420" meta:character-count="2563" meta:non-whitespace-character-count="2176"/>
  </office:meta>
</office:document-meta>
</file>